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Heading1" style:master-page-name="MP0" style:family="paragraph">
      <style:paragraph-properties fo:break-before="page"/>
    </style:style>
    <style:style style:name="P2" style:parent-style-name="NoSpacing" style:family="paragraph">
      <style:text-properties fo:font-weight="bold" style:font-weight-asian="bold"/>
    </style:style>
    <style:style style:name="P3" style:parent-style-name="NoSpacing" style:family="paragraph">
      <style:text-properties fo:font-weight="bold" style:font-weight-asian="bold"/>
    </style:style>
    <style:style style:name="P4" style:parent-style-name="NoSpacing" style:family="paragraph">
      <style:text-properties fo:font-weight="bold" style:font-weight-asian="bold"/>
    </style:style>
    <style:style style:name="P5" style:parent-style-name="NoSpacing" style:family="paragraph">
      <style:text-properties fo:font-weight="bold" style:font-weight-asian="bold"/>
    </style:style>
    <style:style style:name="T6" style:parent-style-name="DefaultParagraphFont" style:family="text">
      <style:text-properties fo:font-weight="bold" style:font-weight-asian="bold"/>
    </style:style>
    <style:style style:name="T7" style:parent-style-name="DefaultParagraphFont" style:family="text">
      <style:text-properties style:text-position="super 63.6%"/>
    </style:style>
    <style:style style:name="T8" style:parent-style-name="DefaultParagraphFont" style:family="text">
      <style:text-properties fo:font-weight="bold" style:font-weight-asian="bold"/>
    </style:style>
  </office:automatic-styles>
  <office:body>
    <office:text text:use-soft-page-breaks="true">
      <text:h text:style-name="P1" text:outline-level="1">Notes</text:h>
      <text:p text:style-name="NoSpacing"/>
      <text:p text:style-name="NoSpacing">Include examples</text:p>
      <text:p text:style-name="NoSpacing">What you must say</text:p>
      <text:p text:style-name="NoSpacing">Background Information</text:p>
      <text:p text:style-name="NoSpacing">Message</text:p>
      <text:p text:style-name="NoSpacing">What you must not say</text:p>
      <text:p text:style-name="NoSpacing">Layout<text:bookmark-start text:name="_GoBack"/><text:bookmark-end text:name="_GoBack"/></text:p>
      <text:p text:style-name="NoSpacing"/>
      <text:p text:style-name="P2">Tell them what you’re going to say (Introduction)</text:p>
      <text:p text:style-name="P3">Tell them (Middle)</text:p>
      <text:p text:style-name="P4">Tell them again<text:s/>(Conclusion)</text:p>
      <text:h text:style-name="Heading1" text:outline-level="1">Introduction</text:h>
      <text:p text:style-name="NoSpacing"/>
      <text:p text:style-name="NoSpacing">Opening statement</text:p>
      <text:p text:style-name="NoSpacing">· <text:s text:c="8"/>Controversial statement or</text:p>
      <text:p text:style-name="NoSpacing">· <text:s text:c="8"/>Quotation or</text:p>
      <text:p text:style-name="NoSpacing">· <text:s text:c="8"/>Strong or</text:p>
      <text:p text:style-name="NoSpacing">· <text:s text:c="8"/>Anecdote</text:p>
      <text:p text:style-name="NoSpacing">Main Idea</text:p>
      <text:p text:style-name="NoSpacing">Rough outline</text:p>
      <text:h text:style-name="Heading1" text:outline-level="1">Middle</text:h>
      <text:p text:style-name="NoSpacing"/>
      <text:p text:style-name="NoSpacing">Three main points</text:p>
      <text:p text:style-name="NoSpacing">Organise it logically and make the points flow into each other</text:p>
      <text:p text:style-name="NoSpacing">Link topics</text:p>
      <text:p text:style-name="NoSpacing">Inform audience when you change topic</text:p>
      <text:h text:style-name="Heading1" text:outline-level="1">Conclusion</text:h>
      <text:p text:style-name="NoSpacing"/>
      <text:p text:style-name="NoSpacing">Summarise main points</text:p>
      <text:p text:style-name="NoSpacing">No new topics</text:p>
      <text:p text:style-name="NoSpacing">Give a final thought</text:p>
      <text:p text:style-name="NoSpacing">Q&amp;A</text:p>
      <text:p text:style-name="NoSpacing"/>
      <text:p text:style-name="NoSpacing">10 minutes +- 10% (i.e. must be between 9 and 11 minutes long including questions and answers)</text:p>
      <text:p text:style-name="NoSpacing">2 questions only (Try to have two questions ready, otherwise Sandra will ask two questions)</text:p>
      <text:p text:style-name="NoSpacing">If you run over 11 minutes you will be cut off and lose marks for anything you didn’t cover</text:p>
      <text:p text:style-name="NoSpacing"/>
      <text:p text:style-name="NoSpacing"/>
      <text:p text:style-name="NoSpacing"/>
      <text:p text:style-name="NoSpacing"/>
      <text:p text:style-name="NoSpacing"><text:s/></text:p>
      <text:p text:style-name="NoSpacing">Questions and information</text:p>
      <text:p text:style-name="NoSpacing"/>
      <text:p text:style-name="NoSpacing">Can you use cue cards? <text:s text:c="2"/>Yes</text:p>
      <text:p text:style-name="NoSpacing">Can the presentation be a presentation of the<text:s/>task 2 report? <text:s/>Yes</text:p>
      <text:p text:style-name="NoSpacing">You need to include a printed copy of the presentation.</text:p>
      <text:p text:style-name="NoSpacing">Include examples.</text:p>
      <text:p text:style-name="NoSpacing">Identify all stakeholders but focus on one strategy (I.e. visual, written, technological)</text:p>
      <text:p text:style-name="NoSpacing">The strategy can be a summary of the current communications systems employed in the CCT (CDETB) or it can be to suggest improvements.</text:p>
      <text:p text:style-name="NoSpacing">Make sure all references are to CCT(College of Computer Training)</text:p>
      <text:p text:style-name="NoSpacing"/>
      <text:p text:style-name="NoSpacing"/>
      <text:p text:style-name="P5">Task 3</text:p>
      <text:p text:style-name="NoSpacing">To create and present a communication strategy that could be used at CCT to demonstrate the importance of effective communication, the sources and methods that can be used and also highlights the need for feedback and how this can be handled. The presentation should include strategy elements targeted at specific identified stakeholders. The presentation will be created in MS PowerPoint and presented in class for a minimum of 10 minutes with a Q&amp;A session held afterwards.<text:line-break/><text:line-break/><text:span text:style-name="T6">Presentation Date:</text:span><text:s/>Wednesday 7<text:span text:style-name="T7">th</text:span><text:s/>October 2015</text:p>
      <text:p text:style-name="NoSpacing"><text:span text:style-name="T8">Presentation Time:<text:s/></text:span>As per Timetabl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fo:hyphenate="false"/>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blue20</meta:initial-creator>
    <dc:creator>User</dc:creator>
    <meta:creation-date>2015-10-07T16:09:00Z</meta:creation-date>
    <dc:date>2015-10-07T17:02:00Z</dc:date>
    <meta:template xlink:href="Normal.dotm" xlink:type="simple"/>
    <meta:editing-cycles>3</meta:editing-cycles>
    <meta:editing-duration>PT1500S</meta:editing-duration>
    <meta:document-statistic meta:page-count="2" meta:paragraph-count="3" meta:word-count="284" meta:character-count="1905" meta:row-count="13" meta:non-whitespace-character-count="1624"/>
  </office:meta>
</office:document-meta>
</file>